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NimbusSanL" svg:font-family="NimbusSanL" style:font-adornments="Bol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trol Structures</text:p>
      <text:p text:style-name="Standard">Branching Statements </text:p>
      <text:p text:style-name="Standard">IF … Then</text:p>
      <text:p text:style-name="Standard"/>
      <text:p text:style-name="Standard">Select … End Select</text:p>
      <text:p text:style-name="Standard"><text:a xlink:type="simple" xlink:href="https://www.freebasic.net/wiki/wikka.php?wakka=KeyPgSelectcase" text:style-name="Internet_20_link" text:visited-style-name="Visited_20_Internet_20_Link"/></text:p>
      <text:p text:style-name="Standard">Looping Statements</text:p>
      <text:p text:style-name="Standard">WHILE..WEND</text:p>
      <text:p text:style-name="Standard"/>
      <text:p text:style-name="Standard">FOR..NEXT</text:p>
      <text:p text:style-name="Standard">Executes a block of statements while an iterator is less than or greater than an expression.</text:p>
      <text:p text:style-name="Standard"/>
      <text:p text:style-name="Standard">Print "counting from 3 to 0, with a step of -0.5"</text:p>
      <text:p text:style-name="Standard">For i As Single = 3 To 0 Step -0.5</text:p>
      <text:p text:style-name="Standard"><text:s text:c="4"/>Print "i is " &amp; i</text:p>
      <text:p text:style-name="Standard">Next i</text:p>
      <text:p text:style-name="Standard"/>
      <text:p text:style-name="Standard">DO..LOOP</text:p>
      <text:p text:style-name="Standard"/>
      <text:p text:style-name="Standard">a)</text:p>
      <text:p text:style-name="Standard"><text:s/>Do While condition </text:p>
      <text:p text:style-name="Standard"><text:s text:c="2"/>Block of one or more VB statements </text:p>
      <text:p text:style-name="Standard">Loop</text:p>
      <text:p text:style-name="Standard">b)</text:p>
      <text:p text:style-name="Standard"><text:s/>Do</text:p>
      <text:p text:style-name="Standard"><text:s text:c="2"/>Block of one or more VB statements </text:p>
      <text:p text:style-name="Standard"><text:s/>Loop While condition </text:p>
      <text:p text:style-name="Standard">c)</text:p>
      <text:p text:style-name="Standard"><text:s/>Do Until condition </text:p>
      <text:p text:style-name="Standard"><text:s text:c="2"/>Block of one or more VB statements </text:p>
      <text:p text:style-name="Standard"><text:s/>Loop </text:p>
      <text:p text:style-name="Standard">d)</text:p>
      <text:p text:style-name="Standard"><text:soft-page-break/>Do</text:p>
      <text:p text:style-name="Standard"><text:s/>Block of one or more VB statements</text:p>
      <text:p text:style-name="Standard">Loop Until conditio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NimbusSanL" svg:font-family="NimbusSanL" style:font-adornments="Bol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loext:contextual-spacing="false"/>
      <style:text-properties style:font-name="DejaVu Sans1" fo:font-family="'DejaVu Sans'" style:font-family-generic="swiss" style:font-pitch="variable" officeooo:rsid="00457734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DejaVu Sans1" fo:font-family="'DejaVu Sans'" style:font-family-generic="swiss" style:font-pitch="variable"/>
    </style:style>
    <style:style style:name="List" style:family="paragraph" style:parent-style-name="Text_20_body" style:class="list" style:master-page-name="">
      <style:paragraph-properties style:page-number="auto" style:shadow="none" style:vertical-align="baseline">
        <style:tab-stops/>
      </style:paragraph-properties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" style:family="paragraph" style:parent-style-name="Caption" style:class="extra"/>
    <style:style style:name="List_20_1_20_Start" style:display-name="List 1 Start" style:family="paragraph" style:parent-style-name="List" style:class="list" style:master-page-name="">
      <style:paragraph-properties fo:margin-left="0.25in" fo:margin-right="0in" fo:margin-top="0.1665in" fo:margin-bottom="0.0835in" loext:contextual-spacing="false" fo:text-indent="-0.25in" style:auto-text-indent="false" style:page-number="auto">
        <style:tab-stops/>
      </style:paragraph-properties>
    </style:style>
    <style:style style:name="List_20_1" style:display-name="List 1" style:family="paragraph" style:parent-style-name="List" style:class="list" style:master-page-name="">
      <style:paragraph-properties fo:margin-left="0.25in" fo:margin-right="0in" fo:margin-top="0in" fo:margin-bottom="0.0835in" loext:contextual-spacing="false" fo:text-indent="-0.25in" style:auto-text-indent="false" style:page-number="auto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top="0in" fo:margin-bottom="0.0835in" loext:contextual-spacing="false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in" fo:margin-right="0in" fo:text-indent="0in" style:auto-text-indent="false" text:number-lines="false" text:line-number="0"/>
      <style:text-properties style:font-name="NimbusSanL" fo:font-family="NimbusSanL" style:font-style-name="Bold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DejaVu Sans1" fo:font-family="'DejaVu Sans'" style:font-family-generic="swiss" style:font-pitch="variable" fo:font-size="12pt" fo:font-style="normal" fo:font-weight="bold" officeooo:rsid="0080d393" style:font-size-asian="12pt" style:font-style-asian="normal" style:font-weight-asian="bold" style:font-size-complex="12pt" style:font-style-complex="normal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DejaVu Sans1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left="0in" fo:margin-right="0in" fo:text-indent="0in" style:auto-text-indent="true" text:number-lines="false" text:line-number="0"/>
      <style:text-properties style:font-name="DejaVu Sans1"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DejaVu Sans1" fo:font-family="'DejaVu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style:font-size-asian="10.5pt" loext:shadow="none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inition" style:family="text"/>
    <style:style style:name="Page_20_Number" style:display-name="Page Number" style:family="text"/>
    <style:style style:name="Drop_20_Caps" style:display-name="Drop Caps" style:family="text"/>
    <style:style style:name="Strong_20_Emphasis" style:display-name="Strong Emphasis" style:family="text">
      <style:text-properties style:font-name="DejaVu Sans" fo:font-family="'DejaVu Sans'" style:font-style-name="Bold" style:font-family-generic="swiss" style:font-pitch="variable" fo:font-size="14pt" fo:font-weight="normal" style:font-size-asian="10.5pt" style:font-weight-asian="bold" style:font-weight-complex="bold"/>
    </style:style>
    <style:style style:name="Caption_20_characters" style:display-name="Caption character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book templet</dc:title>
    <meta:editing-duration>PT16M4S</meta:editing-duration>
    <meta:editing-cycles>7</meta:editing-cycles>
    <meta:generator>LibreOffice/6.4.5.2$Windows_X86_64 LibreOffice_project/a726b36747cf2001e06b58ad5db1aa3a9a1872d6</meta:generator>
    <meta:creation-date>2019-05-04T12:31:29.476000000</meta:creation-date>
    <dc:date>2020-08-16T21:34:04.102000000</dc:date>
    <meta:document-statistic meta:table-count="0" meta:image-count="0" meta:object-count="0" meta:page-count="2" meta:paragraph-count="30" meta:word-count="110" meta:character-count="568" meta:non-whitespace-character-count="463"/>
  </office:meta>
</office:document-meta>
</file>